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efaul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Default" text:outline-level="1"><text:s text:c="2"/>1 <text:s/><text:span text:style-name="style2">//Les widgets de la fenêtre</text:span></text:h>
      <text:h text:style-name="Default" text:outline-level="1"><text:s text:c="2"/>2 <text:s/></text:h>
      <text:h text:style-name="Default" text:outline-level="1"><text:s text:c="2"/>3 <text:s/><text:span text:style-name="style9">#include &lt;iostream&gt;</text:span></text:h>
      <text:h text:style-name="Default" text:outline-level="1"><text:s text:c="2"/>4 <text:s/><text:span text:style-name="style9">#include &lt;SDL/SDL.h&gt;</text:span></text:h>
      <text:h text:style-name="Default" text:outline-level="1"><text:s text:c="2"/>5 <text:s/><text:span text:style-name="style9">#include &lt;stdio.h&gt;</text:span></text:h>
      <text:h text:style-name="Default" text:outline-level="1"><text:s text:c="2"/>6 <text:s/><text:span text:style-name="style9">#include &lt;stdlib.h&gt;</text:span></text:h>
      <text:h text:style-name="Default" text:outline-level="1"><text:s text:c="2"/>7 <text:s/><text:span text:style-name="style9">#include "libsdl.h"</text:span></text:h>
      <text:h text:style-name="Default" text:outline-level="1"><text:s text:c="2"/>8 <text:s/><text:span text:style-name="style9">#include &lt;SDL/SDL_ttf.h&gt;</text:span></text:h>
      <text:h text:style-name="Default" text:outline-level="1"><text:s text:c="2"/>9 <text:s/></text:h>
      <text:h text:style-name="Default" text:outline-level="1"><text:s/>10 <text:s/></text:h>
      <text:h text:style-name="Default" text:outline-level="1"><text:s/>11 <text:s/><text:span text:style-name="style5">namespace </text:span>interpo<text:span text:style-name="style10">{</text:span></text:h>
      <text:h text:style-name="Default" text:outline-level="1"><text:s/>12 <text:s/></text:h>
      <text:h text:style-name="Default" text:outline-level="1"><text:s/>13 <text:s/>SDL_Surface<text:span text:style-name="style10">* <text:s text:c="3"/></text:span>libsdl<text:span text:style-name="style10">::</text:span>getScreen<text:span text:style-name="style10">(){</text:span><text:span text:style-name="style5">return </text:span>affichage<text:span text:style-name="style10">;}</text:span></text:h>
      <text:h text:style-name="Default" text:outline-level="1"><text:s/>14 <text:s/></text:h>
      <text:h text:style-name="Default" text:outline-level="1"><text:s/>15 <text:s/></text:h>
      <text:h text:style-name="Default" text:outline-level="1"><text:s/>16 <text:s/>libsdl<text:span text:style-name="style10">::</text:span>libsdl<text:span text:style-name="style10">(</text:span><text:span text:style-name="style5">int </text:span>W<text:span text:style-name="style10">,</text:span><text:span text:style-name="style5">int </text:span>H<text:span text:style-name="style10">,</text:span>Uint32 coul<text:span text:style-name="style10">){</text:span></text:h>
      <text:h text:style-name="Default" text:outline-level="1"><text:s/>17 <text:s/><text:tab/><text:span text:style-name="style2">//initSDL(W,H, coul);</text:span></text:h>
      <text:h text:style-name="Default" text:outline-level="1"><text:s/>18 <text:s/></text:h>
      <text:h text:style-name="Default" text:outline-level="1"><text:s/>19 <text:s/><text:tab/> <text:span text:style-name="style5">if </text:span><text:span text:style-name="style10">(</text:span>SDL_Init<text:span text:style-name="style10">(</text:span>SDL_INIT_VIDEO<text:span text:style-name="style10">) &lt; </text:span><text:span text:style-name="style4">0</text:span><text:span text:style-name="style10">) {</text:span></text:h>
      <text:h text:style-name="Default" text:outline-level="1"><text:s/>20 <text:s text:c="5"/>fprintf<text:span text:style-name="style10">(</text:span>stderr<text:span text:style-name="style10">, </text:span><text:span text:style-name="style6">"Erreur à l'initialisation de la SDL : %s\n"</text:span><text:span text:style-name="style10">, </text:span>SDL_GetError<text:span text:style-name="style10">());</text:span></text:h>
      <text:h text:style-name="Default" text:outline-level="1"><text:s/>21 <text:s text:c="5"/>exit<text:span text:style-name="style10">(</text:span>EXIT_FAILURE<text:span text:style-name="style10">);</text:span></text:h>
      <text:h text:style-name="Default" text:outline-level="1"><text:s/>22 <text:s text:c="3"/><text:span text:style-name="style10">}</text:span></text:h>
      <text:h text:style-name="Default" text:outline-level="1"><text:s/>23 <text:s/></text:h>
      <text:h text:style-name="Default" text:outline-level="1"><text:s/>24 <text:s text:c="5"/><text:span text:style-name="style2">//TTF things</text:span></text:h>
      <text:h text:style-name="Default" text:outline-level="1"><text:s/>25 <text:s/><text:tab/>font <text:span text:style-name="style10">= </text:span>NULL<text:span text:style-name="style10">;</text:span></text:h>
      <text:h text:style-name="Default" text:outline-level="1"><text:s/>26 <text:s/><text:tab/><text:span text:style-name="style5">if</text:span><text:span text:style-name="style10">(</text:span>TTF_Init<text:span text:style-name="style10">() == -</text:span><text:span text:style-name="style4">1</text:span><text:span text:style-name="style10">) <text:s text:c="6"/>{</text:span></text:h>
      <text:h text:style-name="Default" text:outline-level="1"><text:s/>27 <text:s text:c="13"/>fprintf<text:span text:style-name="style10">(</text:span>stderr<text:span text:style-name="style10">, </text:span><text:span text:style-name="style6">"Erreur d'initialisation de TTF_Init : %s\n"</text:span><text:span text:style-name="style10">, </text:span>TTF_GetError<text:span text:style-name="style10">());</text:span></text:h>
      <text:h text:style-name="Default" text:outline-level="1"><text:s/>28 <text:s text:c="13"/>exit<text:span text:style-name="style10">(</text:span>EXIT_FAILURE<text:span text:style-name="style10">);</text:span></text:h>
      <text:h text:style-name="Default" text:outline-level="1"><text:s/>29 <text:s text:c="5"/><text:span text:style-name="style10">}</text:span></text:h>
      <text:h text:style-name="Default" text:outline-level="1"><text:s/>30 <text:s/></text:h>
      <text:h text:style-name="Default" text:outline-level="1"><text:s/>31 <text:s text:c="5"/>initCouleurs<text:span text:style-name="style10">();</text:span></text:h>
      <text:h text:style-name="Default" text:outline-level="1"><text:s/>32 <text:s/><text:span text:style-name="style10">}</text:span></text:h>
      <text:h text:style-name="Default" text:outline-level="1"><text:s/>33 <text:s/></text:h>
      <text:h text:style-name="Default" text:outline-level="1"><text:s/>34 <text:s/></text:h>
      <text:h text:style-name="Default" text:outline-level="1"><text:s/>35 <text:s/>libsdl<text:span text:style-name="style10">::~</text:span>libsdl<text:span text:style-name="style10">(){</text:span></text:h>
      <text:h text:style-name="Default" text:outline-level="1"><text:s/>36 <text:s text:c="5"/>TTF_CloseFont<text:span text:style-name="style10">(</text:span>font<text:span text:style-name="style10">);</text:span></text:h>
      <text:h text:style-name="Default" text:outline-level="1"><text:s/>37 <text:s text:c="5"/>TTF_Quit<text:span text:style-name="style10">();</text:span></text:h>
      <text:h text:style-name="Default" text:outline-level="1"><text:s/>38 <text:s text:c="5"/>SDL_Quit<text:span text:style-name="style10">();</text:span></text:h>
      <text:h text:style-name="Default" text:outline-level="1"><text:s/>39 <text:s/><text:span text:style-name="style10">}</text:span></text:h>
      <text:h text:style-name="Default" text:outline-level="1"><text:s/>40 <text:s/></text:h>
      <text:h text:style-name="Default" text:outline-level="1"><text:s/>41 <text:s/></text:h>
      <text:h text:style-name="Default" text:outline-level="1"><text:s/>42 <text:s/><text:span text:style-name="style5">void </text:span>libsdl<text:span text:style-name="style10">::</text:span>initSDL<text:span text:style-name="style10">(</text:span>SDL_surface <text:span text:style-name="style10">*</text:span>s<text:span text:style-name="style10">,</text:span><text:span text:style-name="style5">int </text:span>W<text:span text:style-name="style10">,</text:span><text:span text:style-name="style5">int </text:span>H<text:span text:style-name="style10">, </text:span>Uint32 coul<text:span text:style-name="style10">,</text:span>string topic<text:span text:style-name="style10">=</text:span><text:span text:style-name="style6">"SMG-libSDL | Par Mathieu Gagnon"</text:span><text:span text:style-name="style10">)</text:span></text:h>
      <text:h text:style-name="Default" text:outline-level="1"><text:s/>43 <text:s/><text:span text:style-name="style2">//avec surface</text:span></text:h>
      <text:h text:style-name="Default" text:outline-level="1"><text:s/>44 <text:s/><text:span text:style-name="style10">{</text:span></text:h>
      <text:h text:style-name="Default" text:outline-level="1"><text:s/>45 <text:s text:c="3"/>s <text:span text:style-name="style10">= </text:span>SDL_SetVideoMode<text:span text:style-name="style10">(</text:span>W<text:span text:style-name="style10">, </text:span>H<text:span text:style-name="style10">, </text:span><text:span text:style-name="style4">32</text:span><text:span text:style-name="style10">, </text:span>SDL_SWSURFACE<text:span text:style-name="style10">);</text:span></text:h>
      <text:h text:style-name="Default" text:outline-level="1"><text:s/>46 <text:s/></text:h>
      <text:h text:style-name="Default" text:outline-level="1"><text:s/>47 <text:s text:c="3"/><text:span text:style-name="style5">if </text:span><text:span text:style-name="style10">(</text:span>affichage <text:span text:style-name="style10">== </text:span>NULL<text:span text:style-name="style10">) {</text:span></text:h>
      <text:h text:style-name="Default" text:outline-level="1"><text:s/>48 <text:s text:c="5"/>fprintf<text:span text:style-name="style10">(</text:span>stderr<text:span text:style-name="style10">, </text:span><text:span text:style-name="style6">"Impossible d'activer le mode graphique : %s\n"</text:span><text:span text:style-name="style10">, </text:span>SDL_GetError<text:span text:style-name="style10">());</text:span></text:h>
      <text:h text:style-name="Default" text:outline-level="1"><text:s/>49 <text:s text:c="5"/>exit<text:span text:style-name="style10">(</text:span>EXIT_FAILURE<text:span text:style-name="style10">);</text:span></text:h>
      <text:h text:style-name="Default" text:outline-level="1"><text:s/>50 <text:s text:c="3"/><text:span text:style-name="style10">}</text:span></text:h>
      <text:h text:style-name="Default" text:outline-level="1"><text:s/>51 <text:s/></text:h>
      <text:h text:style-name="Default" text:outline-level="1"><text:s/>52 <text:s text:c="3"/>SDL_WM_SetCaption<text:span text:style-name="style10">(</text:span><text:span text:style-name="style6">"TP 3-4, Interpolation par Mathieu Gagnon et Evans Girards"</text:span><text:span text:style-name="style10">, </text:span>NULL<text:span text:style-name="style10">);</text:span></text:h>
      <text:h text:style-name="Default" text:outline-level="1"><text:s/>53 <text:s/><text:span text:style-name="style10">}</text:span></text:h>
      <text:h text:style-name="Default" text:outline-level="1"><text:s/>54 <text:s/></text:h>
      <text:h text:style-name="Default" text:outline-level="1"><text:s/>55 <text:s/><text:span text:style-name="style5">void </text:span>libsdl<text:span text:style-name="style10">::</text:span>initSDL<text:span text:style-name="style10">(</text:span><text:span text:style-name="style5">int </text:span>W<text:span text:style-name="style10">,</text:span><text:span text:style-name="style5">int </text:span>H<text:span text:style-name="style10">, </text:span>Uint32 coul<text:span text:style-name="style10">,</text:span>string topic<text:span text:style-name="style10">=</text:span><text:span text:style-name="style6">"SMG-libSDL | Par Mathieu Gagnon"</text:span><text:span text:style-name="style10">)</text:span></text:h>
      <text:h text:style-name="Default" text:outline-level="1"><text:s/>56 <text:s/><text:span text:style-name="style2">//sans surface</text:span></text:h>
      <text:h text:style-name="Default" text:outline-level="1"><text:s/>57 <text:s/><text:span text:style-name="style10">{</text:span></text:h>
      <text:h text:style-name="Default" text:outline-level="1"><text:s/>58 <text:s text:c="3"/>affichage <text:span text:style-name="style10">= </text:span>SDL_SetVideoMode<text:span text:style-name="style10">(</text:span>W<text:span text:style-name="style10">, </text:span>H<text:span text:style-name="style10">, </text:span><text:span text:style-name="style4">32</text:span><text:span text:style-name="style10">, </text:span>SDL_SWSURFACE<text:span text:style-name="style10">);</text:span></text:h>
      <text:h text:style-name="Default" text:outline-level="1"><text:s/>59 <text:s/></text:h>
      <text:h text:style-name="Default" text:outline-level="1"><text:s/>60 <text:s text:c="3"/><text:span text:style-name="style5">if </text:span><text:span text:style-name="style10">(</text:span>affichage <text:span text:style-name="style10">== </text:span>NULL<text:span text:style-name="style10">) {</text:span></text:h>
      <text:h text:style-name="Default" text:outline-level="1"><text:s/>61 <text:s text:c="5"/>fprintf<text:span text:style-name="style10">(</text:span>stderr<text:span text:style-name="style10">, </text:span><text:span text:style-name="style6">"Impossible d'activer le mode graphique : %s\n"</text:span><text:span text:style-name="style10">, </text:span>SDL_GetError<text:span text:style-name="style10">());</text:span></text:h>
      <text:h text:style-name="Default" text:outline-level="1"><text:s/>62 <text:s text:c="5"/>exit<text:span text:style-name="style10">(</text:span>EXIT_FAILURE<text:span text:style-name="style10">);</text:span></text:h>
      <text:h text:style-name="Default" text:outline-level="1"><text:s/>63 <text:s text:c="3"/><text:span text:style-name="style10">}</text:span></text:h>
      <text:h text:style-name="Default" text:outline-level="1"><text:s/>64 <text:s text:c="3"/>SDL_WM_SetCaption<text:span text:style-name="style10">(</text:span><text:span text:style-name="style6">"TP 3-4, Interpolation par Mathieu Gagnon et Evans Girards"</text:span><text:span text:style-name="style10">, </text:span>NULL<text:span text:style-name="style10">);</text:span></text:h>
      <text:h text:style-name="Default" text:outline-level="1"><text:s/>65 <text:s/><text:span text:style-name="style10">}</text:span></text:h>
      <text:h text:style-name="Default" text:outline-level="1"><text:s/>66 <text:s/></text:h>
      <text:h text:style-name="Default" text:outline-level="1"><text:s/>67 <text:s/></text:h>
      <text:h text:style-name="Default" text:outline-level="1"><text:s/>68 <text:s/><text:span text:style-name="style5">void <text:s text:c="3"/></text:span>libsdl<text:span text:style-name="style10">::</text:span>initCouleurs<text:span text:style-name="style10">(</text:span><text:span text:style-name="style5">void</text:span><text:span text:style-name="style10">)</text:span></text:h>
      <text:h text:style-name="Default" text:outline-level="1"><text:s/>69 <text:s/><text:span text:style-name="style10">{</text:span></text:h>
      <text:h text:style-name="Default" text:outline-level="1"><text:s/>70 <text:s text:c="3"/>couleurs<text:span text:style-name="style10">[</text:span>C_NOIR<text:span text:style-name="style10">] <text:s text:c="7"/><text:tab/><text:tab/>= </text:span>SDL_MapRGB<text:span text:style-name="style10">(</text:span>affichage<text:span text:style-name="style10">-&gt;</text:span>format<text:span text:style-name="style10">, </text:span><text:span text:style-name="style4">0x00</text:span><text:span text:style-name="style10">, </text:span><text:span text:style-name="style4">0x00</text:span><text:span text:style-name="style10">, </text:span><text:span text:style-name="style4">0x00</text:span><text:span text:style-name="style10">);</text:span></text:h>
      <text:h text:style-name="Default" text:outline-level="1"><text:s/>71 <text:s text:c="3"/>couleurs<text:span text:style-name="style10">[</text:span>C_BLEU_FONCE<text:span text:style-name="style10">]<text:tab/> <text:s/><text:tab/>= </text:span>SDL_MapRGB<text:span text:style-name="style10">(</text:span>affichage<text:span text:style-name="style10">-&gt;</text:span>format<text:span text:style-name="style10">, </text:span><text:span text:style-name="style4">0x00</text:span><text:span text:style-name="style10">, </text:span><text:span text:style-name="style4">0x00</text:span><text:span text:style-name="style10">, </text:span><text:span text:style-name="style4">0x80</text:span><text:span text:style-name="style10">);</text:span></text:h>
      <text:h text:style-name="Default" text:outline-level="1"><text:s/>72 <text:s text:c="3"/>couleurs<text:span text:style-name="style10">[</text:span>C_VERT_FONCE<text:span text:style-name="style10">]<text:tab/><text:tab/>= </text:span>SDL_MapRGB<text:span text:style-name="style10">(</text:span>affichage<text:span text:style-name="style10">-&gt;</text:span>format<text:span text:style-name="style10">, </text:span><text:span text:style-name="style4">0x00</text:span><text:span text:style-name="style10">, </text:span><text:span text:style-name="style4">0x80</text:span><text:span text:style-name="style10">, </text:span><text:span text:style-name="style4">0x00</text:span><text:span text:style-name="style10">);</text:span></text:h>
      <text:h text:style-name="Default" text:outline-level="1"><text:s/>73 <text:s text:c="3"/>couleurs<text:span text:style-name="style10">[</text:span>C_CYAN_FONCE<text:span text:style-name="style10">] <text:s text:c="3"/><text:tab/>= </text:span>SDL_MapRGB<text:span text:style-name="style10">(</text:span>affichage<text:span text:style-name="style10">-&gt;</text:span>format<text:span text:style-name="style10">, </text:span><text:span text:style-name="style4">0x00</text:span><text:span text:style-name="style10">, </text:span><text:span text:style-name="style4">0x80</text:span><text:span text:style-name="style10">, </text:span><text:span text:style-name="style4">0x80</text:span><text:span text:style-name="style10">);</text:span></text:h>
      <text:h text:style-name="Default" text:outline-level="1"><text:s/>74 <text:s text:c="3"/>couleurs<text:span text:style-name="style10">[</text:span>C_ROUGE_FONCE<text:span text:style-name="style10">] <text:s text:c="2"/><text:tab/>= </text:span>SDL_MapRGB<text:span text:style-name="style10">(</text:span>affichage<text:span text:style-name="style10">-&gt;</text:span>format<text:span text:style-name="style10">, </text:span><text:span text:style-name="style4">0x80</text:span><text:span text:style-name="style10">, </text:span><text:span text:style-name="style4">0x00</text:span><text:span text:style-name="style10">, </text:span><text:span text:style-name="style4">0x00</text:span><text:span text:style-name="style10">);</text:span></text:h>
      <text:h text:style-name="Default" text:outline-level="1"><text:s/>75 <text:s text:c="3"/>couleurs<text:span text:style-name="style10">[</text:span>C_MAGENTA_FONCE<text:span text:style-name="style10">] <text:tab/>= </text:span>SDL_MapRGB<text:span text:style-name="style10">(</text:span>affichage<text:span text:style-name="style10">-&gt;</text:span>format<text:span text:style-name="style10">, </text:span><text:span text:style-name="style4">0x80</text:span><text:span text:style-name="style10">, </text:span><text:span text:style-name="style4">0x00</text:span><text:span text:style-name="style10">, </text:span><text:span text:style-name="style4">0x80</text:span><text:span text:style-name="style10">);</text:span></text:h>
      <text:h text:style-name="Default" text:outline-level="1"><text:s/>76 <text:s text:c="3"/>couleurs<text:span text:style-name="style10">[</text:span>C_OCRE<text:span text:style-name="style10">] <text:s text:c="9"/><text:tab/>= </text:span>SDL_MapRGB<text:span text:style-name="style10">(</text:span>affichage<text:span text:style-name="style10">-&gt;</text:span>format<text:span text:style-name="style10">, </text:span><text:span text:style-name="style4">0x80</text:span><text:span text:style-name="style10">, </text:span><text:span text:style-name="style4">0x80</text:span><text:span text:style-name="style10">, </text:span><text:span text:style-name="style4">0x00</text:span><text:span text:style-name="style10">);</text:span></text:h>
      <text:h text:style-name="Default" text:outline-level="1"><text:s/>77 <text:s text:c="3"/>couleurs<text:span text:style-name="style10">[</text:span>C_GRIS_CLAIR<text:span text:style-name="style10">] <text:s text:c="3"/><text:tab/>= </text:span>SDL_MapRGB<text:span text:style-name="style10">(</text:span>affichage<text:span text:style-name="style10">-&gt;</text:span>format<text:span text:style-name="style10">, </text:span><text:span text:style-name="style4">0xC0</text:span><text:span text:style-name="style10">, </text:span><text:span text:style-name="style4">0xC0</text:span><text:span text:style-name="style10">, </text:span><text:span text:style-name="style4">0xC0</text:span><text:span text:style-name="style10">);</text:span></text:h>
      <text:h text:style-name="Default" text:outline-level="1"><text:s/>78 <text:s text:c="3"/>couleurs<text:span text:style-name="style10">[</text:span>C_GRIS<text:span text:style-name="style10">] <text:s text:c="9"/><text:tab/>= </text:span>SDL_MapRGB<text:span text:style-name="style10">(</text:span>affichage<text:span text:style-name="style10">-&gt;</text:span>format<text:span text:style-name="style10">, </text:span><text:span text:style-name="style4">0x80</text:span><text:span text:style-name="style10">, </text:span><text:span text:style-name="style4">0x80</text:span><text:span text:style-name="style10">, </text:span><text:span text:style-name="style4">0x80</text:span><text:span text:style-name="style10">);</text:span></text:h>
      <text:h text:style-name="Default" text:outline-level="1"><text:s/>79 <text:s text:c="3"/>couleurs<text:span text:style-name="style10">[</text:span>C_BLEU<text:span text:style-name="style10">] <text:s text:c="7"/><text:tab/> <text:s/><text:tab/>= </text:span>SDL_MapRGB<text:span text:style-name="style10">(</text:span>affichage<text:span text:style-name="style10">-&gt;</text:span>format<text:span text:style-name="style10">, </text:span><text:span text:style-name="style4">0x00</text:span><text:span text:style-name="style10">, </text:span><text:span text:style-name="style4">0x00</text:span><text:span text:style-name="style10">, </text:span><text:span text:style-name="style4">0xFF</text:span><text:span text:style-name="style10">);</text:span></text:h>
      <text:h text:style-name="Default" text:outline-level="1"><text:s/>80 <text:s text:c="3"/>couleurs<text:span text:style-name="style10">[</text:span>C_VERT<text:span text:style-name="style10">] <text:s text:c="9"/><text:tab/>= </text:span>SDL_MapRGB<text:span text:style-name="style10">(</text:span>affichage<text:span text:style-name="style10">-&gt;</text:span>format<text:span text:style-name="style10">, </text:span><text:span text:style-name="style4">0x00</text:span><text:span text:style-name="style10">, </text:span><text:span text:style-name="style4">0xFF</text:span><text:span text:style-name="style10">, </text:span><text:span text:style-name="style4">0x00</text:span><text:span text:style-name="style10">);</text:span></text:h>
      <text:h text:style-name="Default" text:outline-level="1"><text:s/>81 <text:s text:c="3"/>couleurs<text:span text:style-name="style10">[</text:span>C_CYAN<text:span text:style-name="style10">] <text:s text:c="9"/><text:tab/>= </text:span>SDL_MapRGB<text:span text:style-name="style10">(</text:span>affichage<text:span text:style-name="style10">-&gt;</text:span>format<text:span text:style-name="style10">, </text:span><text:span text:style-name="style4">0x00</text:span><text:span text:style-name="style10">, </text:span><text:span text:style-name="style4">0xFF</text:span><text:span text:style-name="style10">, </text:span><text:span text:style-name="style4">0xFF</text:span><text:span text:style-name="style10">);</text:span></text:h>
      <text:h text:style-name="Default" text:outline-level="1"><text:s/>82 <text:s text:c="3"/>couleurs<text:span text:style-name="style10">[</text:span>C_ROUGE<text:span text:style-name="style10">] <text:s text:c="8"/><text:tab/>= </text:span>SDL_MapRGB<text:span text:style-name="style10">(</text:span>affichage<text:span text:style-name="style10">-&gt;</text:span>format<text:span text:style-name="style10">, </text:span><text:span text:style-name="style4">0xFF</text:span><text:span text:style-name="style10">, </text:span><text:span text:style-name="style4">0x00</text:span><text:span text:style-name="style10">, </text:span><text:span text:style-name="style4">0x00</text:span><text:span text:style-name="style10">);</text:span></text:h>
      <text:h text:style-name="Default" text:outline-level="1"><text:s/>83 <text:s text:c="3"/>couleurs<text:span text:style-name="style10">[</text:span>C_MAGENTA<text:span text:style-name="style10">] <text:s text:c="6"/><text:tab/>= </text:span>SDL_MapRGB<text:span text:style-name="style10">(</text:span>affichage<text:span text:style-name="style10">-&gt;</text:span>format<text:span text:style-name="style10">, </text:span><text:span text:style-name="style4">0xFF</text:span><text:span text:style-name="style10">, </text:span><text:span text:style-name="style4">0x00</text:span><text:span text:style-name="style10">, </text:span><text:span text:style-name="style4">0xFF</text:span><text:span text:style-name="style10">);</text:span></text:h>
      <text:h text:style-name="Default" text:outline-level="1"><text:s/>84 <text:s text:c="3"/>couleurs<text:span text:style-name="style10">[</text:span>C_JAUNE<text:span text:style-name="style10">] <text:s text:c="8"/><text:tab/>= </text:span>SDL_MapRGB<text:span text:style-name="style10">(</text:span>affichage<text:span text:style-name="style10">-&gt;</text:span>format<text:span text:style-name="style10">, </text:span><text:span text:style-name="style4">0xFF</text:span><text:span text:style-name="style10">, </text:span><text:span text:style-name="style4">0xFF</text:span><text:span text:style-name="style10">, </text:span><text:span text:style-name="style4">0x00</text:span><text:span text:style-name="style10">);</text:span></text:h>
      <text:h text:style-name="Default" text:outline-level="1"><text:s/>85 <text:s text:c="3"/>couleurs<text:span text:style-name="style10">[</text:span>C_BLANC<text:span text:style-name="style10">] <text:s text:c="8"/><text:tab/>= </text:span>SDL_MapRGB<text:span text:style-name="style10">(</text:span>affichage<text:span text:style-name="style10">-&gt;</text:span>format<text:span text:style-name="style10">, </text:span><text:span text:style-name="style4">0xFF</text:span><text:span text:style-name="style10">, </text:span><text:span text:style-name="style4">0xFF</text:span><text:span text:style-name="style10">, </text:span><text:span text:style-name="style4">0xFF</text:span><text:span text:style-name="style10">);</text:span></text:h>
      <text:h text:style-name="Default" text:outline-level="1"><text:s/>86 <text:s/><text:span text:style-name="style10">}</text:span></text:h>
      <text:h text:style-name="Default" text:outline-level="1"><text:s/>87 <text:s/></text:h>
      <text:h text:style-name="Default" text:outline-level="1"><text:s/>88 <text:s/></text:h>
      <text:h text:style-name="Default" text:outline-level="1"><text:s/>89 <text:s/><text:span text:style-name="style5">void </text:span>libsdl<text:span text:style-name="style10">::</text:span>setPixel<text:span text:style-name="style10">(</text:span>SDL_Surface <text:span text:style-name="style10">* </text:span>w<text:span text:style-name="style10">, </text:span><text:span text:style-name="style5">int </text:span>x<text:span text:style-name="style10">, </text:span><text:span text:style-name="style5">int </text:span>y<text:span text:style-name="style10">, </text:span>Uint32 coul<text:span text:style-name="style10">){</text:span></text:h>
      <text:h text:style-name="Default" text:outline-level="1"><text:s/>90 <text:s text:c="6"/><text:span text:style-name="style10">*((</text:span>Uint32<text:span text:style-name="style10">*)(</text:span>w<text:span text:style-name="style10">-&gt;</text:span>pixels<text:span text:style-name="style10">) + </text:span>x <text:span text:style-name="style10">+ </text:span>y <text:span text:style-name="style10">* </text:span>w<text:span text:style-name="style10">-&gt;</text:span>w<text:span text:style-name="style10">) = </text:span>coul<text:span text:style-name="style10">; }</text:span></text:h>
      <text:h text:style-name="Default" text:outline-level="1"><text:s/>91 <text:s/></text:h>
      <text:h text:style-name="Default" text:outline-level="1"><text:s/>92 <text:s/><text:span text:style-name="style5">void </text:span>libsdl<text:span text:style-name="style10">::</text:span>setPixelVerif<text:span text:style-name="style10">(</text:span>SDL_Surface<text:span text:style-name="style10">* </text:span>w<text:span text:style-name="style10">, </text:span><text:span text:style-name="style5">int </text:span>x<text:span text:style-name="style10">, </text:span><text:span text:style-name="style5">int </text:span>y<text:span text:style-name="style10">, </text:span>Uint32 coul<text:span text:style-name="style10">){</text:span></text:h>
      <text:h text:style-name="Default" text:outline-level="1"><text:s/>93 <text:s text:c="3"/><text:span text:style-name="style5">if </text:span><text:span text:style-name="style10">(</text:span>x <text:span text:style-name="style10">&gt;= </text:span><text:span text:style-name="style4">0 </text:span><text:span text:style-name="style10">&amp;&amp; </text:span>x <text:span text:style-name="style10">&lt; </text:span>w<text:span text:style-name="style10">-&gt;</text:span>w <text:span text:style-name="style10">&amp;&amp;</text:span></text:h>
      <text:h text:style-name="Default" text:outline-level="1"><text:s/>94 <text:s text:c="7"/>y <text:span text:style-name="style10">&gt;= </text:span><text:span text:style-name="style4">0 </text:span><text:span text:style-name="style10">&amp;&amp; </text:span>y <text:span text:style-name="style10">&lt; </text:span>w<text:span text:style-name="style10">-&gt;</text:span>h<text:span text:style-name="style10">)</text:span></text:h>
      <text:h text:style-name="Default" text:outline-level="1"><text:s/>95 <text:s text:c="5"/>setPixel<text:span text:style-name="style10">(</text:span>w<text:span text:style-name="style10">,</text:span>x<text:span text:style-name="style10">, </text:span>y<text:span text:style-name="style10">, </text:span>coul<text:span text:style-name="style10">);</text:span></text:h>
      <text:h text:style-name="Default" text:outline-level="1"><text:soft-page-break/><text:s/>96 <text:s/><text:span text:style-name="style10">}</text:span></text:h>
      <text:h text:style-name="Default" text:outline-level="1"><text:s/>97 <text:s/></text:h>
      <text:h text:style-name="Default" text:outline-level="1"><text:s/>98 <text:s/><text:span text:style-name="style5">void </text:span>libsdl<text:span text:style-name="style10">::</text:span>setPixelVerif<text:span text:style-name="style10">(</text:span><text:span text:style-name="style5">int </text:span>x<text:span text:style-name="style10">, </text:span><text:span text:style-name="style5">int </text:span>y<text:span text:style-name="style10">, </text:span>Uint32 coul<text:span text:style-name="style10">)</text:span></text:h>
      <text:h text:style-name="Default" text:outline-level="1"><text:s/>99 <text:s/><text:span text:style-name="style10">{</text:span></text:h>
      <text:h text:style-name="Default" text:outline-level="1">100 <text:s text:c="3"/><text:span text:style-name="style5">if </text:span><text:span text:style-name="style10">(</text:span>x <text:span text:style-name="style10">&gt;= </text:span><text:span text:style-name="style4">0 </text:span><text:span text:style-name="style10">&amp;&amp; </text:span>x <text:span text:style-name="style10">&lt; </text:span>affichage<text:span text:style-name="style10">-&gt;</text:span>w <text:span text:style-name="style10">&amp;&amp;</text:span></text:h>
      <text:h text:style-name="Default" text:outline-level="1">101 <text:s text:c="7"/>y <text:span text:style-name="style10">&gt;= </text:span><text:span text:style-name="style4">0 </text:span><text:span text:style-name="style10">&amp;&amp; </text:span>y <text:span text:style-name="style10">&lt; </text:span>affichage<text:span text:style-name="style10">-&gt;</text:span>h<text:span text:style-name="style10">)</text:span></text:h>
      <text:h text:style-name="Default" text:outline-level="1">102 <text:s text:c="5"/>setPixel<text:span text:style-name="style10">(</text:span>affichage<text:span text:style-name="style10">,</text:span>x<text:span text:style-name="style10">, </text:span>y<text:span text:style-name="style10">, </text:span>coul<text:span text:style-name="style10">);</text:span></text:h>
      <text:h text:style-name="Default" text:outline-level="1">103 <text:s/><text:span text:style-name="style10">}</text:span></text:h>
      <text:h text:style-name="Default" text:outline-level="1">104 <text:s/></text:h>
      <text:h text:style-name="Default" text:outline-level="1">105 <text:s/><text:span text:style-name="style5">void </text:span>libsdl<text:span text:style-name="style10">::</text:span>barre<text:span text:style-name="style10">(</text:span><text:span text:style-name="style5">int </text:span>x<text:span text:style-name="style10">, </text:span><text:span text:style-name="style5">int </text:span>y<text:span text:style-name="style10">, </text:span><text:span text:style-name="style5">int </text:span>w<text:span text:style-name="style10">, </text:span><text:span text:style-name="style5">int </text:span>h<text:span text:style-name="style10">, </text:span>Uint32 coul<text:span text:style-name="style10">)</text:span></text:h>
      <text:h text:style-name="Default" text:outline-level="1">106 <text:s/><text:span text:style-name="style10">{</text:span></text:h>
      <text:h text:style-name="Default" text:outline-level="1">107 <text:s text:c="3"/>SDL_Rect r<text:span text:style-name="style10">;</text:span></text:h>
      <text:h text:style-name="Default" text:outline-level="1">108 <text:s text:c="3"/>r<text:span text:style-name="style10">.</text:span>x <text:span text:style-name="style10">= </text:span>x<text:span text:style-name="style10">;</text:span></text:h>
      <text:h text:style-name="Default" text:outline-level="1">109 <text:s text:c="3"/>r<text:span text:style-name="style10">.</text:span>y <text:span text:style-name="style10">= </text:span>y<text:span text:style-name="style10">;</text:span></text:h>
      <text:h text:style-name="Default" text:outline-level="1">110 <text:s text:c="3"/>r<text:span text:style-name="style10">.</text:span>w <text:span text:style-name="style10">= </text:span>w<text:span text:style-name="style10">;</text:span></text:h>
      <text:h text:style-name="Default" text:outline-level="1">111 <text:s text:c="3"/>r<text:span text:style-name="style10">.</text:span>h <text:span text:style-name="style10">= </text:span>h<text:span text:style-name="style10">;</text:span></text:h>
      <text:h text:style-name="Default" text:outline-level="1">112 <text:s/></text:h>
      <text:h text:style-name="Default" text:outline-level="1">113 <text:s text:c="3"/>SDL_FillRect<text:span text:style-name="style10">(</text:span>affichage<text:span text:style-name="style10">, &amp;</text:span>r<text:span text:style-name="style10">, </text:span>coul<text:span text:style-name="style10">);</text:span></text:h>
      <text:h text:style-name="Default" text:outline-level="1">114 <text:s/><text:span text:style-name="style10">}</text:span></text:h>
      <text:h text:style-name="Default" text:outline-level="1">115 <text:s/></text:h>
      <text:h text:style-name="Default" text:outline-level="1">116 <text:s/><text:span text:style-name="style5">void </text:span>libsdl<text:span text:style-name="style10">::</text:span>ligneHorizontale<text:span text:style-name="style10">(</text:span><text:span text:style-name="style5">int </text:span>x<text:span text:style-name="style10">, </text:span><text:span text:style-name="style5">int </text:span>y<text:span text:style-name="style10">, </text:span><text:span text:style-name="style5">int </text:span>w<text:span text:style-name="style10">, </text:span>Uint32 coul<text:span text:style-name="style10">)</text:span></text:h>
      <text:h text:style-name="Default" text:outline-level="1">117 <text:s/><text:span text:style-name="style10">{</text:span></text:h>
      <text:h text:style-name="Default" text:outline-level="1">118 <text:s text:c="3"/>SDL_Rect r<text:span text:style-name="style10">;</text:span></text:h>
      <text:h text:style-name="Default" text:outline-level="1">119 <text:s text:c="3"/>r<text:span text:style-name="style10">.</text:span>x <text:span text:style-name="style10">= </text:span>x<text:span text:style-name="style10">; <text:s/></text:span>r<text:span text:style-name="style10">.</text:span>y <text:span text:style-name="style10">= </text:span>y<text:span text:style-name="style10">; <text:s/></text:span>r<text:span text:style-name="style10">.</text:span>w <text:span text:style-name="style10">= </text:span>w<text:span text:style-name="style10">; <text:s/></text:span>r<text:span text:style-name="style10">.</text:span>h <text:span text:style-name="style10">= </text:span><text:span text:style-name="style4">1</text:span><text:span text:style-name="style10">;</text:span></text:h>
      <text:h text:style-name="Default" text:outline-level="1">120 <text:s text:c="3"/>SDL_FillRect<text:span text:style-name="style10">(</text:span>affichage<text:span text:style-name="style10">, &amp;</text:span>r<text:span text:style-name="style10">, </text:span>coul<text:span text:style-name="style10">);</text:span></text:h>
      <text:h text:style-name="Default" text:outline-level="1">121 <text:s/><text:span text:style-name="style10">}</text:span></text:h>
      <text:h text:style-name="Default" text:outline-level="1">122 <text:s/></text:h>
      <text:h text:style-name="Default" text:outline-level="1">123 <text:s/><text:span text:style-name="style5">void </text:span>libsdl<text:span text:style-name="style10">::</text:span>point<text:span text:style-name="style10">(</text:span>SDL_Surface <text:span text:style-name="style10">*</text:span>s<text:span text:style-name="style10">,</text:span><text:span text:style-name="style5">int </text:span>x<text:span text:style-name="style10">, </text:span><text:span text:style-name="style5">int </text:span>y<text:span text:style-name="style10">, </text:span>Uint32 coul<text:span text:style-name="style10">){</text:span></text:h>
      <text:h text:style-name="Default" text:outline-level="1">124 <text:s text:c="5"/><text:span text:style-name="style5">int </text:span>size <text:span text:style-name="style10">= </text:span><text:span text:style-name="style4">3</text:span><text:span text:style-name="style10">;</text:span></text:h>
      <text:h text:style-name="Default" text:outline-level="1">125 <text:s text:c="5"/><text:span text:style-name="style5">for </text:span><text:span text:style-name="style10">(</text:span><text:span text:style-name="style5">int </text:span>i<text:span text:style-name="style10">=</text:span><text:span text:style-name="style4">0</text:span><text:span text:style-name="style10">;</text:span>i<text:span text:style-name="style10">&lt;</text:span>size<text:span text:style-name="style10">;</text:span>i<text:span text:style-name="style10">++){</text:span></text:h>
      <text:h text:style-name="Default" text:outline-level="1">126 <text:s/></text:h>
      <text:h text:style-name="Default" text:outline-level="1">127 <text:s text:c="9"/><text:span text:style-name="style5">for</text:span><text:span text:style-name="style10">(</text:span><text:span text:style-name="style5">int </text:span>j <text:span text:style-name="style10">=</text:span><text:span text:style-name="style4">0</text:span><text:span text:style-name="style10">; </text:span>j <text:span text:style-name="style10">&lt; </text:span>size<text:span text:style-name="style10">;</text:span>j<text:span text:style-name="style10">++)</text:span></text:h>
      <text:h text:style-name="Default" text:outline-level="1">128 <text:s/></text:h>
      <text:h text:style-name="Default" text:outline-level="1">129 <text:s text:c="13"/>setPixel<text:span text:style-name="style10">(</text:span>s<text:span text:style-name="style10">,</text:span>x<text:span text:style-name="style10">+</text:span>i<text:span text:style-name="style10">-</text:span><text:span text:style-name="style4">1</text:span><text:span text:style-name="style10">,</text:span>y<text:span text:style-name="style10">+</text:span>j<text:span text:style-name="style10">-</text:span><text:span text:style-name="style4">1</text:span><text:span text:style-name="style10">,</text:span>coul<text:span text:style-name="style10">);</text:span></text:h>
      <text:h text:style-name="Default" text:outline-level="1">130 <text:s/></text:h>
      <text:h text:style-name="Default" text:outline-level="1">131 <text:s text:c="11"/><text:span text:style-name="style10">}</text:span></text:h>
      <text:h text:style-name="Default" text:outline-level="1">132 <text:s text:c="5"/><text:span text:style-name="style10">}</text:span></text:h>
      <text:h text:style-name="Default" text:outline-level="1">133 <text:s/></text:h>
      <text:h text:style-name="Default" text:outline-level="1">134 <text:s/></text:h>
      <text:h text:style-name="Default" text:outline-level="1">135 <text:s/><text:span text:style-name="style5">void </text:span>libsdl<text:span text:style-name="style10">::</text:span>ligne<text:span text:style-name="style10">(</text:span><text:span text:style-name="style5">int </text:span>x1<text:span text:style-name="style10">, </text:span><text:span text:style-name="style5">int </text:span>y1<text:span text:style-name="style10">, </text:span><text:span text:style-name="style5">int </text:span>x2<text:span text:style-name="style10">, </text:span><text:span text:style-name="style5">int </text:span>y2<text:span text:style-name="style10">, </text:span>Uint32 coul<text:span text:style-name="style10">)</text:span></text:h>
      <text:h text:style-name="Default" text:outline-level="1">136 <text:s/><text:span text:style-name="style2">//anomaly.developpez.com</text:span></text:h>
      <text:h text:style-name="Default" text:outline-level="1">137 <text:s/><text:span text:style-name="style10">{</text:span></text:h>
      <text:h text:style-name="Default" text:outline-level="1">138 <text:s text:c="3"/><text:span text:style-name="style5">int </text:span>d<text:span text:style-name="style10">, </text:span>dx<text:span text:style-name="style10">, </text:span>dy<text:span text:style-name="style10">, </text:span>aincr<text:span text:style-name="style10">, </text:span>bincr<text:span text:style-name="style10">, </text:span>xincr<text:span text:style-name="style10">, </text:span>yincr<text:span text:style-name="style10">, </text:span>x<text:span text:style-name="style10">, </text:span>y<text:span text:style-name="style10">;</text:span></text:h>
      <text:h text:style-name="Default" text:outline-level="1">139 <text:s/></text:h>
      <text:h text:style-name="Default" text:outline-level="1">140 <text:s text:c="3"/><text:span text:style-name="style5">if </text:span><text:span text:style-name="style10">(</text:span>abs<text:span text:style-name="style10">(</text:span>x2 <text:span text:style-name="style10">- </text:span>x1<text:span text:style-name="style10">) &lt; </text:span>abs<text:span text:style-name="style10">(</text:span>y2 <text:span text:style-name="style10">- </text:span>y1<text:span text:style-name="style10">)) {</text:span></text:h>
      <text:h text:style-name="Default" text:outline-level="1">141 <text:s text:c="5"/><text:span text:style-name="style1">/* parcours par l'axe vertical */</text:span></text:h>
      <text:h text:style-name="Default" text:outline-level="1">142 <text:s/></text:h>
      <text:h text:style-name="Default" text:outline-level="1">143 <text:s text:c="5"/><text:span text:style-name="style5">if </text:span><text:span text:style-name="style10">(</text:span>y1 <text:span text:style-name="style10">&gt; </text:span>y2<text:span text:style-name="style10">) {</text:span></text:h>
      <text:h text:style-name="Default" text:outline-level="1">144 <text:s text:c="7"/>echangerEntiers<text:span text:style-name="style10">(&amp;</text:span>x1<text:span text:style-name="style10">, &amp;</text:span>x2<text:span text:style-name="style10">);</text:span></text:h>
      <text:h text:style-name="Default" text:outline-level="1">145 <text:s text:c="7"/>echangerEntiers<text:span text:style-name="style10">(&amp;</text:span>y1<text:span text:style-name="style10">, &amp;</text:span>y2<text:span text:style-name="style10">);</text:span></text:h>
      <text:h text:style-name="Default" text:outline-level="1">146 <text:s text:c="5"/><text:span text:style-name="style10">}</text:span></text:h>
      <text:h text:style-name="Default" text:outline-level="1">147 <text:s/></text:h>
      <text:h text:style-name="Default" text:outline-level="1">148 <text:s text:c="5"/>xincr <text:span text:style-name="style10">= </text:span>x2 <text:span text:style-name="style10">&gt; </text:span>x1 <text:span text:style-name="style10">? </text:span><text:span text:style-name="style4">1 </text:span><text:span text:style-name="style10">: -</text:span><text:span text:style-name="style4">1</text:span><text:span text:style-name="style10">;</text:span></text:h>
      <text:h text:style-name="Default" text:outline-level="1">149 <text:s text:c="5"/>dy <text:span text:style-name="style10">= </text:span>y2 <text:span text:style-name="style10">- </text:span>y1<text:span text:style-name="style10">;</text:span></text:h>
      <text:h text:style-name="Default" text:outline-level="1">150 <text:s text:c="5"/>dx <text:span text:style-name="style10">= </text:span>abs<text:span text:style-name="style10">(</text:span>x2 <text:span text:style-name="style10">- </text:span>x1<text:span text:style-name="style10">);</text:span></text:h>
      <text:h text:style-name="Default" text:outline-level="1">151 <text:s text:c="5"/>d <text:span text:style-name="style10">= </text:span><text:span text:style-name="style4">2 </text:span><text:span text:style-name="style10">* </text:span>dx <text:span text:style-name="style10">- </text:span>dy<text:span text:style-name="style10">;</text:span></text:h>
      <text:h text:style-name="Default" text:outline-level="1">152 <text:s text:c="5"/>aincr <text:span text:style-name="style10">= </text:span><text:span text:style-name="style4">2 </text:span><text:span text:style-name="style10">* (</text:span>dx <text:span text:style-name="style10">- </text:span>dy<text:span text:style-name="style10">);</text:span></text:h>
      <text:h text:style-name="Default" text:outline-level="1">153 <text:s text:c="5"/>bincr <text:span text:style-name="style10">= </text:span><text:span text:style-name="style4">2 </text:span><text:span text:style-name="style10">* </text:span>dx<text:span text:style-name="style10">;</text:span></text:h>
      <text:h text:style-name="Default" text:outline-level="1">154 <text:s text:c="5"/>x <text:span text:style-name="style10">= </text:span>x1<text:span text:style-name="style10">;</text:span></text:h>
      <text:h text:style-name="Default" text:outline-level="1">155 <text:s text:c="5"/>y <text:span text:style-name="style10">= </text:span>y1<text:span text:style-name="style10">;</text:span></text:h>
      <text:h text:style-name="Default" text:outline-level="1">156 <text:s/></text:h>
      <text:h text:style-name="Default" text:outline-level="1">157 <text:s text:c="5"/>setPixelVerif<text:span text:style-name="style10">(</text:span>x<text:span text:style-name="style10">, </text:span>y<text:span text:style-name="style10">, </text:span>coul<text:span text:style-name="style10">);</text:span></text:h>
      <text:h text:style-name="Default" text:outline-level="1">158 <text:s/></text:h>
      <text:h text:style-name="Default" text:outline-level="1">159 <text:s text:c="5"/><text:span text:style-name="style5">for </text:span><text:span text:style-name="style10">(</text:span>y <text:span text:style-name="style10">= </text:span>y1<text:span text:style-name="style10">+</text:span><text:span text:style-name="style4">1</text:span><text:span text:style-name="style10">; </text:span>y <text:span text:style-name="style10">&lt;= </text:span>y2<text:span text:style-name="style10">; ++</text:span>y<text:span text:style-name="style10">) {</text:span></text:h>
      <text:h text:style-name="Default" text:outline-level="1">160 <text:s text:c="7"/><text:span text:style-name="style5">if </text:span><text:span text:style-name="style10">(</text:span>d <text:span text:style-name="style10">&gt;= </text:span><text:span text:style-name="style4">0</text:span><text:span text:style-name="style10">) {</text:span></text:h>
      <text:h text:style-name="Default" text:outline-level="1">161 <text:s/><text:tab/>x <text:span text:style-name="style10">+= </text:span>xincr<text:span text:style-name="style10">;</text:span></text:h>
      <text:h text:style-name="Default" text:outline-level="1">162 <text:s/><text:tab/>d <text:span text:style-name="style10">+= </text:span>aincr<text:span text:style-name="style10">;</text:span></text:h>
      <text:h text:style-name="Default" text:outline-level="1">163 <text:s text:c="7"/><text:span text:style-name="style10">} </text:span><text:span text:style-name="style5">else</text:span></text:h>
      <text:h text:style-name="Default" text:outline-level="1">164 <text:s/><text:tab/>d <text:span text:style-name="style10">+= </text:span>bincr<text:span text:style-name="style10">;</text:span></text:h>
      <text:h text:style-name="Default" text:outline-level="1">165 <text:s/></text:h>
      <text:h text:style-name="Default" text:outline-level="1">166 <text:s text:c="7"/>setPixelVerif<text:span text:style-name="style10">(</text:span>x<text:span text:style-name="style10">, </text:span>y<text:span text:style-name="style10">, </text:span>coul<text:span text:style-name="style10">);</text:span></text:h>
      <text:h text:style-name="Default" text:outline-level="1">167 <text:s text:c="5"/><text:span text:style-name="style10">}</text:span></text:h>
      <text:h text:style-name="Default" text:outline-level="1">168 <text:s/></text:h>
      <text:h text:style-name="Default" text:outline-level="1">169 <text:s text:c="3"/><text:span text:style-name="style10">} </text:span><text:span text:style-name="style5">else </text:span><text:span text:style-name="style10">{</text:span></text:h>
      <text:h text:style-name="Default" text:outline-level="1">170 <text:s text:c="5"/><text:span text:style-name="style1">/* parcours par l'axe horizontal */</text:span></text:h>
      <text:h text:style-name="Default" text:outline-level="1">171 <text:s/></text:h>
      <text:h text:style-name="Default" text:outline-level="1">172 <text:s text:c="5"/><text:span text:style-name="style5">if </text:span><text:span text:style-name="style10">(</text:span>x1 <text:span text:style-name="style10">&gt; </text:span>x2<text:span text:style-name="style10">) {</text:span></text:h>
      <text:h text:style-name="Default" text:outline-level="1">173 <text:s text:c="7"/>echangerEntiers<text:span text:style-name="style10">(&amp;</text:span>x1<text:span text:style-name="style10">, &amp;</text:span>x2<text:span text:style-name="style10">);</text:span></text:h>
      <text:h text:style-name="Default" text:outline-level="1">174 <text:s text:c="7"/>echangerEntiers<text:span text:style-name="style10">(&amp;</text:span>y1<text:span text:style-name="style10">, &amp;</text:span>y2<text:span text:style-name="style10">);</text:span></text:h>
      <text:h text:style-name="Default" text:outline-level="1">175 <text:s text:c="5"/><text:span text:style-name="style10">}</text:span></text:h>
      <text:h text:style-name="Default" text:outline-level="1">176 <text:s/></text:h>
      <text:h text:style-name="Default" text:outline-level="1">177 <text:s text:c="5"/>yincr <text:span text:style-name="style10">= </text:span>y2 <text:span text:style-name="style10">&gt; </text:span>y1 <text:span text:style-name="style10">? </text:span><text:span text:style-name="style4">1 </text:span><text:span text:style-name="style10">: -</text:span><text:span text:style-name="style4">1</text:span><text:span text:style-name="style10">;</text:span></text:h>
      <text:h text:style-name="Default" text:outline-level="1">178 <text:s text:c="5"/>dx <text:span text:style-name="style10">= </text:span>x2 <text:span text:style-name="style10">- </text:span>x1<text:span text:style-name="style10">;</text:span></text:h>
      <text:h text:style-name="Default" text:outline-level="1">179 <text:s text:c="5"/>dy <text:span text:style-name="style10">= </text:span>abs<text:span text:style-name="style10">(</text:span>y2 <text:span text:style-name="style10">- </text:span>y1<text:span text:style-name="style10">);</text:span></text:h>
      <text:h text:style-name="Default" text:outline-level="1">180 <text:s text:c="5"/>d <text:span text:style-name="style10">= </text:span><text:span text:style-name="style4">2 </text:span><text:span text:style-name="style10">* </text:span>dy <text:span text:style-name="style10">- </text:span>dx<text:span text:style-name="style10">;</text:span></text:h>
      <text:h text:style-name="Default" text:outline-level="1">181 <text:s text:c="5"/>aincr <text:span text:style-name="style10">= </text:span><text:span text:style-name="style4">2 </text:span><text:span text:style-name="style10">* (</text:span>dy <text:span text:style-name="style10">- </text:span>dx<text:span text:style-name="style10">);</text:span></text:h>
      <text:h text:style-name="Default" text:outline-level="1">182 <text:s text:c="5"/>bincr <text:span text:style-name="style10">= </text:span><text:span text:style-name="style4">2 </text:span><text:span text:style-name="style10">* </text:span>dy<text:span text:style-name="style10">;</text:span></text:h>
      <text:h text:style-name="Default" text:outline-level="1">183 <text:s text:c="5"/>x <text:span text:style-name="style10">= </text:span>x1<text:span text:style-name="style10">;</text:span></text:h>
      <text:h text:style-name="Default" text:outline-level="1">184 <text:s text:c="5"/>y <text:span text:style-name="style10">= </text:span>y1<text:span text:style-name="style10">;</text:span></text:h>
      <text:h text:style-name="Default" text:outline-level="1">185 <text:s/></text:h>
      <text:h text:style-name="Default" text:outline-level="1">186 <text:s text:c="5"/>setPixelVerif<text:span text:style-name="style10">(</text:span>x<text:span text:style-name="style10">, </text:span>y<text:span text:style-name="style10">, </text:span>coul<text:span text:style-name="style10">);</text:span></text:h>
      <text:h text:style-name="Default" text:outline-level="1">187 <text:s/></text:h>
      <text:h text:style-name="Default" text:outline-level="1">188 <text:s text:c="5"/><text:span text:style-name="style5">for </text:span><text:span text:style-name="style10">(</text:span>x <text:span text:style-name="style10">= </text:span>x1<text:span text:style-name="style10">+</text:span><text:span text:style-name="style4">1</text:span><text:span text:style-name="style10">; </text:span>x <text:span text:style-name="style10">&lt;= </text:span>x2<text:span text:style-name="style10">; ++</text:span>x<text:span text:style-name="style10">) {</text:span></text:h>
      <text:h text:style-name="Default" text:outline-level="1">189 <text:s text:c="7"/><text:span text:style-name="style5">if </text:span><text:span text:style-name="style10">(</text:span>d <text:span text:style-name="style10">&gt;= </text:span><text:span text:style-name="style4">0</text:span><text:span text:style-name="style10">) {</text:span></text:h>
      <text:h text:style-name="Default" text:outline-level="1">190 <text:s/><text:tab/>y <text:span text:style-name="style10">+= </text:span>yincr<text:span text:style-name="style10">;</text:span></text:h>
      <text:h text:style-name="Default" text:outline-level="1">191 <text:s/><text:tab/>d <text:span text:style-name="style10">+= </text:span>aincr<text:span text:style-name="style10">;</text:span></text:h>
      <text:h text:style-name="Default" text:outline-level="1"><text:soft-page-break/>192 <text:s text:c="7"/><text:span text:style-name="style10">} </text:span><text:span text:style-name="style5">else</text:span></text:h>
      <text:h text:style-name="Default" text:outline-level="1">193 <text:s/><text:tab/>d <text:span text:style-name="style10">+= </text:span>bincr<text:span text:style-name="style10">;</text:span></text:h>
      <text:h text:style-name="Default" text:outline-level="1">194 <text:s/></text:h>
      <text:h text:style-name="Default" text:outline-level="1">195 <text:s text:c="7"/>setPixelVerif<text:span text:style-name="style10">(</text:span>x<text:span text:style-name="style10">, </text:span>y<text:span text:style-name="style10">, </text:span>coul<text:span text:style-name="style10">);</text:span></text:h>
      <text:h text:style-name="Default" text:outline-level="1">196 <text:s text:c="5"/><text:span text:style-name="style10">}</text:span></text:h>
      <text:h text:style-name="Default" text:outline-level="1">197 <text:s text:c="3"/><text:span text:style-name="style10">}</text:span></text:h>
      <text:h text:style-name="Default" text:outline-level="1">198 <text:s/><text:span text:style-name="style10">}</text:span></text:h>
      <text:h text:style-name="Default" text:outline-level="1">199 <text:s/></text:h>
      <text:h text:style-name="Default" text:outline-level="1">200 <text:s/><text:span text:style-name="style5">void </text:span>libsdl<text:span text:style-name="style10">::</text:span>ligneVerticale<text:span text:style-name="style10">(</text:span><text:span text:style-name="style5">int </text:span>x<text:span text:style-name="style10">, </text:span><text:span text:style-name="style5">int </text:span>y<text:span text:style-name="style10">, </text:span><text:span text:style-name="style5">int </text:span>h<text:span text:style-name="style10">, </text:span>Uint32 coul<text:span text:style-name="style10">)</text:span></text:h>
      <text:h text:style-name="Default" text:outline-level="1">201 <text:s/><text:span text:style-name="style10">{</text:span></text:h>
      <text:h text:style-name="Default" text:outline-level="1">202 <text:s text:c="3"/>SDL_Rect r<text:span text:style-name="style10">;</text:span></text:h>
      <text:h text:style-name="Default" text:outline-level="1">203 <text:s text:c="3"/>r<text:span text:style-name="style10">.</text:span>x <text:span text:style-name="style10">= </text:span>x<text:span text:style-name="style10">; <text:s/></text:span>r<text:span text:style-name="style10">.</text:span>y <text:span text:style-name="style10">= </text:span>y<text:span text:style-name="style10">; <text:s/></text:span>r<text:span text:style-name="style10">.</text:span>w <text:span text:style-name="style10">= </text:span><text:span text:style-name="style4">1</text:span><text:span text:style-name="style10">; <text:s/></text:span>r<text:span text:style-name="style10">.</text:span>h <text:span text:style-name="style10">= </text:span>h<text:span text:style-name="style10">;</text:span></text:h>
      <text:h text:style-name="Default" text:outline-level="1">204 <text:s text:c="3"/>SDL_FillRect<text:span text:style-name="style10">(</text:span>affichage<text:span text:style-name="style10">, &amp;</text:span>r<text:span text:style-name="style10">, </text:span>coul<text:span text:style-name="style10">);</text:span></text:h>
      <text:h text:style-name="Default" text:outline-level="1">205 <text:s/><text:span text:style-name="style10">}</text:span></text:h>
      <text:h text:style-name="Default" text:outline-level="1">206 <text:s/><text:span text:style-name="style5">void </text:span>libsdl<text:span text:style-name="style10">::</text:span>echangerEntiers<text:span text:style-name="style10">(</text:span><text:span text:style-name="style5">int</text:span><text:span text:style-name="style10">* </text:span>x<text:span text:style-name="style10">, </text:span><text:span text:style-name="style5">int</text:span><text:span text:style-name="style10">* </text:span>y<text:span text:style-name="style10">)</text:span></text:h>
      <text:h text:style-name="Default" text:outline-level="1">207 <text:s/><text:span text:style-name="style10">{</text:span></text:h>
      <text:h text:style-name="Default" text:outline-level="1">208 <text:s text:c="3"/><text:span text:style-name="style5">int </text:span>t <text:span text:style-name="style10">= *</text:span>x<text:span text:style-name="style10">; *</text:span>x <text:span text:style-name="style10">= *</text:span>y<text:span text:style-name="style10">; *</text:span>y <text:span text:style-name="style10">= </text:span>t<text:span text:style-name="style10">;</text:span></text:h>
      <text:h text:style-name="Default" text:outline-level="1">209 <text:s/><text:span text:style-name="style10">}</text:span></text:h>
      <text:h text:style-name="Default" text:outline-level="1">210 <text:s/><text:span text:style-name="style5">void </text:span>libsdl<text:span text:style-name="style10">::</text:span>putpixel<text:span text:style-name="style10">(</text:span>SDL_Surface <text:span text:style-name="style10">*</text:span>surface<text:span text:style-name="style10">, </text:span><text:span text:style-name="style5">int </text:span>x<text:span text:style-name="style10">, </text:span><text:span text:style-name="style5">int </text:span>y<text:span text:style-name="style10">, </text:span>Uint32 pixel<text:span text:style-name="style10">)</text:span></text:h>
      <text:h text:style-name="Default" text:outline-level="1">211 <text:s/><text:span text:style-name="style10">{</text:span></text:h>
      <text:h text:style-name="Default" text:outline-level="1">212 <text:s text:c="5"/><text:span text:style-name="style5">int </text:span>bpp <text:span text:style-name="style10">= </text:span>surface<text:span text:style-name="style10">-&gt;</text:span>format<text:span text:style-name="style10">-&gt;</text:span>BytesPerPixel<text:span text:style-name="style10">;</text:span></text:h>
      <text:h text:style-name="Default" text:outline-level="1">213 <text:s text:c="5"/><text:span text:style-name="style1">/* Here p is the address to the pixel we want to set */</text:span></text:h>
      <text:h text:style-name="Default" text:outline-level="1">214 <text:s text:c="5"/>Uint8 <text:span text:style-name="style10">*</text:span>p <text:span text:style-name="style10">= (</text:span>Uint8 <text:span text:style-name="style10">*)</text:span>surface<text:span text:style-name="style10">-&gt;</text:span>pixels <text:span text:style-name="style10">+ </text:span>y <text:span text:style-name="style10">* </text:span>surface<text:span text:style-name="style10">-&gt;</text:span>pitch <text:span text:style-name="style10">+ </text:span>x <text:span text:style-name="style10">* </text:span>bpp<text:span text:style-name="style10">;</text:span></text:h>
      <text:h text:style-name="Default" text:outline-level="1">215 <text:s/></text:h>
      <text:h text:style-name="Default" text:outline-level="1">216 <text:s text:c="5"/><text:span text:style-name="style5">switch</text:span><text:span text:style-name="style10">(</text:span>bpp<text:span text:style-name="style10">) {</text:span></text:h>
      <text:h text:style-name="Default" text:outline-level="1">217 <text:s text:c="5"/><text:span text:style-name="style5">case </text:span><text:span text:style-name="style4">1</text:span><text:span text:style-name="style10">:</text:span></text:h>
      <text:h text:style-name="Default" text:outline-level="1">218 <text:s text:c="9"/><text:span text:style-name="style10">*</text:span>p <text:span text:style-name="style10">= </text:span>pixel<text:span text:style-name="style10">;</text:span></text:h>
      <text:h text:style-name="Default" text:outline-level="1">219 <text:s text:c="9"/><text:span text:style-name="style5">break</text:span><text:span text:style-name="style10">;</text:span></text:h>
      <text:h text:style-name="Default" text:outline-level="1">220 <text:s/></text:h>
      <text:h text:style-name="Default" text:outline-level="1">221 <text:s text:c="5"/><text:span text:style-name="style5">case </text:span><text:span text:style-name="style4">2</text:span><text:span text:style-name="style10">:</text:span></text:h>
      <text:h text:style-name="Default" text:outline-level="1">222 <text:s text:c="9"/><text:span text:style-name="style10">*(</text:span>Uint16 <text:span text:style-name="style10">*)</text:span>p <text:span text:style-name="style10">= </text:span>pixel<text:span text:style-name="style10">;</text:span></text:h>
      <text:h text:style-name="Default" text:outline-level="1">223 <text:s text:c="9"/><text:span text:style-name="style5">break</text:span><text:span text:style-name="style10">;</text:span></text:h>
      <text:h text:style-name="Default" text:outline-level="1">224 <text:s/></text:h>
      <text:h text:style-name="Default" text:outline-level="1">225 <text:s text:c="5"/><text:span text:style-name="style5">case </text:span><text:span text:style-name="style4">3</text:span><text:span text:style-name="style10">:</text:span></text:h>
      <text:h text:style-name="Default" text:outline-level="1">226 <text:s text:c="9"/><text:span text:style-name="style5">if</text:span><text:span text:style-name="style10">(</text:span>SDL_BYTEORDER <text:span text:style-name="style10">== </text:span>SDL_BIG_ENDIAN<text:span text:style-name="style10">) {</text:span></text:h>
      <text:h text:style-name="Default" text:outline-level="1">227 <text:s text:c="13"/>p<text:span text:style-name="style10">[</text:span><text:span text:style-name="style4">0</text:span><text:span text:style-name="style10">] = (</text:span>pixel <text:span text:style-name="style10">&gt;&gt; </text:span><text:span text:style-name="style4">16</text:span><text:span text:style-name="style10">) &amp; </text:span><text:span text:style-name="style4">0xff</text:span><text:span text:style-name="style10">;</text:span></text:h>
      <text:h text:style-name="Default" text:outline-level="1">228 <text:s text:c="13"/>p<text:span text:style-name="style10">[</text:span><text:span text:style-name="style4">1</text:span><text:span text:style-name="style10">] = (</text:span>pixel <text:span text:style-name="style10">&gt;&gt; </text:span><text:span text:style-name="style4">8</text:span><text:span text:style-name="style10">) &amp; </text:span><text:span text:style-name="style4">0xff</text:span><text:span text:style-name="style10">;</text:span></text:h>
      <text:h text:style-name="Default" text:outline-level="1">229 <text:s text:c="13"/>p<text:span text:style-name="style10">[</text:span><text:span text:style-name="style4">2</text:span><text:span text:style-name="style10">] = </text:span>pixel <text:span text:style-name="style10">&amp; </text:span><text:span text:style-name="style4">0xff</text:span><text:span text:style-name="style10">;</text:span></text:h>
      <text:h text:style-name="Default" text:outline-level="1">230 <text:s text:c="9"/><text:span text:style-name="style10">} </text:span><text:span text:style-name="style5">else </text:span><text:span text:style-name="style10">{</text:span></text:h>
      <text:h text:style-name="Default" text:outline-level="1">231 <text:s text:c="13"/>p<text:span text:style-name="style10">[</text:span><text:span text:style-name="style4">0</text:span><text:span text:style-name="style10">] = </text:span>pixel <text:span text:style-name="style10">&amp; </text:span><text:span text:style-name="style4">0xff</text:span><text:span text:style-name="style10">;</text:span></text:h>
      <text:h text:style-name="Default" text:outline-level="1">232 <text:s text:c="13"/>p<text:span text:style-name="style10">[</text:span><text:span text:style-name="style4">1</text:span><text:span text:style-name="style10">] = (</text:span>pixel <text:span text:style-name="style10">&gt;&gt; </text:span><text:span text:style-name="style4">8</text:span><text:span text:style-name="style10">) &amp; </text:span><text:span text:style-name="style4">0xff</text:span><text:span text:style-name="style10">;</text:span></text:h>
      <text:h text:style-name="Default" text:outline-level="1">233 <text:s text:c="13"/>p<text:span text:style-name="style10">[</text:span><text:span text:style-name="style4">2</text:span><text:span text:style-name="style10">] = (</text:span>pixel <text:span text:style-name="style10">&gt;&gt; </text:span><text:span text:style-name="style4">16</text:span><text:span text:style-name="style10">) &amp; </text:span><text:span text:style-name="style4">0xff</text:span><text:span text:style-name="style10">;</text:span></text:h>
      <text:h text:style-name="Default" text:outline-level="1">234 <text:s text:c="9"/><text:span text:style-name="style10">}</text:span></text:h>
      <text:h text:style-name="Default" text:outline-level="1">235 <text:s text:c="9"/><text:span text:style-name="style5">break</text:span><text:span text:style-name="style10">;</text:span></text:h>
      <text:h text:style-name="Default" text:outline-level="1">236 <text:s/></text:h>
      <text:h text:style-name="Default" text:outline-level="1">237 <text:s text:c="5"/><text:span text:style-name="style5">case </text:span><text:span text:style-name="style4">4</text:span><text:span text:style-name="style10">:</text:span></text:h>
      <text:h text:style-name="Default" text:outline-level="1">238 <text:s text:c="9"/><text:span text:style-name="style10">*(</text:span>Uint32 <text:span text:style-name="style10">*)</text:span>p <text:span text:style-name="style10">= </text:span>pixel<text:span text:style-name="style10">;</text:span></text:h>
      <text:h text:style-name="Default" text:outline-level="1">239 <text:s text:c="9"/><text:span text:style-name="style5">break</text:span><text:span text:style-name="style10">;</text:span></text:h>
      <text:h text:style-name="Default" text:outline-level="1">240 <text:s text:c="5"/><text:span text:style-name="style10">}</text:span></text:h>
      <text:h text:style-name="Default" text:outline-level="1">241 <text:s/></text:h>
      <text:h text:style-name="Default" text:outline-level="1">242 <text:s/><text:span text:style-name="style10">}</text:span></text:h>
      <text:h text:style-name="Default" text:outline-level="1">243 <text:s/></text:h>
      <text:h text:style-name="Default" text:outline-level="1">244 <text:s/></text:h>
      <text:h text:style-name="Default" text:outline-level="1">245 <text:s/><text:span text:style-name="style2">//<text:tab/>if(!(text=TTF_RenderUTF8_Solid(font,"Hello World!",noir))) {</text:span></text:h>
      <text:h text:style-name="Default" text:outline-level="1">246 <text:s/><text:span text:style-name="style2">//<text:tab/><text:tab/>printf("TTF_Init: %s\n", TTF_GetError());</text:span></text:h>
      <text:h text:style-name="Default" text:outline-level="1">247 <text:s/><text:span text:style-name="style2">//<text:tab/><text:tab/>exit(2);</text:span></text:h>
      <text:h text:style-name="Default" text:outline-level="1">248 <text:s/><text:span text:style-name="style2">//<text:tab/>} else {</text:span></text:h>
      <text:h text:style-name="Default" text:outline-level="1">249 <text:s/><text:tab/><text:span text:style-name="style2">//SDL_BlitSurface(text,NULL,affichage,&amp;pos);</text:span></text:h>
      <text:h text:style-name="Default" text:outline-level="1">250 <text:s text:c="5"/><text:span text:style-name="style2">//perhaps we can reuse it, but I assume not for simplicity.</text:span></text:h>
      <text:h text:style-name="Default" text:outline-level="1">251 <text:s/></text:h>
      <text:h text:style-name="Default" text:outline-level="1">252 <text:s/></text:h>
      <text:h text:style-name="Default" text:outline-level="1">253 <text:s/><text:tab/><text:span text:style-name="style2">//TTF_RenderUTF8_Solid(font,"hello world",noir);</text:span></text:h>
      <text:h text:style-name="Default" text:outline-level="1">254 <text:s/></text:h>
      <text:h text:style-name="Default" text:outline-level="1">255 <text:s/><text:span text:style-name="style10">}</text:span><text:span text:style-name="style2">//fin namespace interpo</text:span></text:h>
      <text:h text:style-name="Default" text:outline-level="1">256 <text:s/></text:h>
      <text:h text:style-name="Default" text:outline-level="1">257 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class="text">
      <style:text-properties style:font-name="monospace" fo:font-size="8pt"/>
    </style:style>
    <style:style style:name="style0" style:family="text">
      <style:text-properties fo:color="#000000" style:font-name="monospace" fo:background-color="#ffffff"/>
    </style:style>
    <style:style style:name="style1" style:family="text">
      <style:text-properties fo:color="#4d4d4d" style:font-name="monospace"/>
    </style:style>
    <style:style style:name="style2" style:family="text">
      <style:text-properties fo:color="#4d4d4d" style:font-name="monospace"/>
    </style:style>
    <style:style style:name="style3" style:family="text">
      <style:text-properties fo:color="#4d4d4d" style:font-name="monospace" fo:font-weight="bold"/>
    </style:style>
    <style:style style:name="style15" style:family="text">
      <style:text-properties fo:color="#4d4d4d" style:font-name="monospace" fo:font-weight="bold"/>
    </style:style>
    <style:style style:name="style17" style:family="text">
      <style:text-properties fo:color="#4d4d4d" style:font-name="monospace"/>
    </style:style>
    <style:style style:name="style18" style:family="text">
      <style:text-properties fo:color="#4d4d4d" style:font-name="monospace"/>
    </style:style>
    <style:style style:name="style4" style:family="text">
      <style:text-properties fo:color="#000000" style:font-name="monospace" fo:font-weight="bold"/>
    </style:style>
    <style:style style:name="style5" style:family="text">
      <style:text-properties fo:color="#000000" style:font-name="monospace" fo:font-weight="bold"/>
    </style:style>
    <style:style style:name="style16" style:family="text">
      <style:text-properties fo:color="#000000" style:font-name="monospace" fo:font-weight="bold"/>
    </style:style>
    <style:style style:name="style6" style:family="text">
      <style:text-properties fo:color="#000000" style:font-name="monospace" fo:font-style="italic"/>
    </style:style>
    <style:style style:name="style12" style:family="text">
      <style:text-properties fo:color="#000000" style:font-name="monospace" fo:font-style="italic"/>
    </style:style>
    <style:style style:name="style7" style:family="text">
      <style:text-properties fo:color="#000000" style:font-name="monospace" fo:font-style="italic"/>
    </style:style>
    <style:style style:name="style8" style:family="text">
      <style:text-properties fo:color="#000000" style:font-name="monospace"/>
    </style:style>
    <style:style style:name="style9" style:family="text">
      <style:text-properties fo:color="#848484" style:font-name="monospace"/>
    </style:style>
    <style:style style:name="style10" style:family="text">
      <style:text-properties fo:color="#000000" style:font-name="monospace" fo:font-weight="bold"/>
    </style:style>
    <style:style style:name="style34" style:family="text">
      <style:text-properties fo:color="#000000" style:font-name="monospace" fo:font-weight="bold" fo:background-color="#80ffff"/>
    </style:style>
    <style:style style:name="style35" style:family="text">
      <style:text-properties fo:color="#ffffff" style:font-name="monospace" fo:font-weight="bold" fo:background-color="#ff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602</meta:generator>
    <dc:title>Source file exported from Code::Blocks Source Exporter plugin</dc:title>
    <meta:print-date>2012-04-14T15:48:48</meta:print-date>
    <meta:document-statistic meta:table-count="0" meta:image-count="0" meta:object-count="0" meta:page-count="3" meta:paragraph-count="257" meta:word-count="1093" meta:character-count="7361" meta:non-whitespace-character-count="5369"/>
    <dc:date>2012-04-15T11:41:54</dc:date>
    <meta:editing-duration>PT19H53M41S</meta:editing-duration>
    <meta:editing-cycles>1</meta:editing-cycles>
  </office:meta>
</office:document-meta>
</file>